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2.6516in"/>
    </style:style>
    <style:style style:name="co3" style:family="table-column">
      <style:table-column-properties fo:break-before="auto" style:column-width="6.5862in"/>
    </style:style>
    <style:style style:name="co4" style:family="table-column">
      <style:table-column-properties fo:break-before="auto" style:column-width="12.3547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EXSTS</text:p>
          </table:table-cell>
          <table:table-cell office:value-type="string" calcext:value-type="string">
            <text:p>Overall Taste &amp; Smell Exam Status</text:p>
          </table:table-cell>
          <table:table-cell office:value-type="string" calcext:value-type="string">
            <text:p>Overall Status for the MEC Taste &amp; Smell Examination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EXCMT</text:p>
          </table:table-cell>
          <table:table-cell office:value-type="string" calcext:value-type="string">
            <text:p>Taste &amp; Smell Exam Status Comment Code</text:p>
          </table:table-cell>
          <table:table-cell office:value-type="string" calcext:value-type="string">
            <text:p>Comment Code for the MEC Taste &amp; Smell Examination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45 <text:s/></text:p>
          </table:table-cell>
          <table:table-cell office:value-type="string" calcext:value-type="string">
            <text:p>Ever had quinine allergy?</text:p>
          </table:table-cell>
          <table:table-cell office:value-type="string" calcext:value-type="string">
            <text:p>Have you ever had a skin rash or allergy caused by quinine?</text:p>
          </table:table-cell>
          <table:table-cell office:value-type="string" calcext:value-type="string">
            <text:p>If Yes, DK, Refused, Exclude from quinine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41 <text:s/></text:p>
          </table:table-cell>
          <table:table-cell office:value-type="string" calcext:value-type="string">
            <text:p>Currently pregnant or breast feeding?</text:p>
          </table:table-cell>
          <table:table-cell office:value-type="string" calcext:value-type="string">
            <text:p>Are you currently pregnant or breast feeding a baby?</text:p>
          </table:table-cell>
          <table:table-cell office:value-type="string" calcext:value-type="string">
            <text:p>If Yes, DK, Refused, End Exam</text:p>
          </table:table-cell>
          <table:table-cell office:value-type="string" calcext:value-type="string">
            <text:p><text:s/>Females only 40 YEARS - 59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a</text:p>
          </table:table-cell>
          <table:table-cell office:value-type="string" calcext:value-type="string">
            <text:p>Sneeze Frequently?</text:p>
          </table:table-cell>
          <table:table-cell office:value-type="string" calcext:value-type="string">
            <text:p>Do you now have any of the following problems with your nose? <text:s/>Sneeze Frequently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d</text:p>
          </table:table-cell>
          <table:table-cell office:value-type="string" calcext:value-type="string">
            <text:p>Have Discolored Nasal Mucus?</text:p>
          </table:table-cell>
          <table:table-cell office:value-type="string" calcext:value-type="string">
            <text:p>Do you now have any of the following problems with your nose? Green, Yellow <text:s/>or Brown Mucus Discharg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g</text:p>
          </table:table-cell>
          <table:table-cell office:value-type="string" calcext:value-type="string">
            <text:p>Have Nasal Blockage?</text:p>
          </table:table-cell>
          <table:table-cell office:value-type="string" calcext:value-type="string">
            <text:p>Do you now have any of the following problems with your nose? Completely blocked up nose</text:p>
          </table:table-cell>
          <table:table-cell office:value-type="string" calcext:value-type="string">
            <text:p>If checked, Enable CSQ270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i</text:p>
          </table:table-cell>
          <table:table-cell office:value-type="string" calcext:value-type="string">
            <text:p>Have Sinus Pain?</text:p>
          </table:table-cell>
          <table:table-cell office:value-type="string" calcext:value-type="string">
            <text:p>Do you now have any of the following problems with your nose? Sinus Pain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n</text:p>
          </table:table-cell>
          <table:table-cell office:value-type="string" calcext:value-type="string">
            <text:p>Runny Nose?</text:p>
          </table:table-cell>
          <table:table-cell office:value-type="string" calcext:value-type="string">
            <text:p>Do you now have any of the following problems with your nose? A Runny Nos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m </text:p>
          </table:table-cell>
          <table:table-cell office:value-type="string" calcext:value-type="string">
            <text:p>None of the above?</text:p>
          </table:table-cell>
          <table:table-cell office:value-type="string" calcext:value-type="string">
            <text:p>Do you now have any of the following problems with your nose? None of the abov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70 <text:s/></text:p>
          </table:table-cell>
          <table:table-cell office:value-type="string" calcext:value-type="string">
            <text:p>Type of Nasal Blockage</text:p>
          </table:table-cell>
          <table:table-cell office:value-type="string" calcext:value-type="string">
            <text:p>Was {your/SPs} nose blocked up on both sides, or on just one side?</text:p>
          </table:table-cell>
          <table:table-cell office:value-type="string" calcext:value-type="string">
            <text:p>Disabled unless CSQ260g checked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450</text:p>
          </table:table-cell>
          <table:table-cell office:value-type="string" calcext:value-type="string">
            <text:p>Low intermediate light (85 candelas/m2)</text:p>
          </table:table-cell>
          <table:table-cell office:value-type="string" calcext:value-type="string">
            <text:p>First practice light 85 candelas/ m2 (low intermediate light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60</text:p>
          </table:table-cell>
          <table:table-cell office:value-type="string" calcext:value-type="string">
            <text:p>High intermediate light(439 candelas/m2)</text:p>
          </table:table-cell>
          <table:table-cell office:value-type="string" calcext:value-type="string">
            <text:p>Second practice light 493 candelas/ m2 (high intermediate light)</text:p>
          </table:table-cell>
          <table:table-cell office:value-type="string" calcext:value-type="string">
            <text:p>Hard Edit: if &lt; 0 or &gt; 100, not valid data entry. Soft Edit: <text:s/>If CSQ430 &gt;= CSQ440, Verify that rating'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70</text:p>
          </table:table-cell>
          <table:table-cell office:value-type="string" calcext:value-type="string">
            <text:p>Medium test light (193 candelas/m2)</text:p>
          </table:table-cell>
          <table:table-cell office:value-type="string" calcext:value-type="string">
            <text:p>First test light 193 candelas/ m2 (medium light level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80</text:p>
          </table:table-cell>
          <table:table-cell office:value-type="string" calcext:value-type="string">
            <text:p>Low test light (4.3 candelas/m2)</text:p>
          </table:table-cell>
          <table:table-cell office:value-type="string" calcext:value-type="string">
            <text:p>Second test light 4.3 candelas/ m2 (low light level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90</text:p>
          </table:table-cell>
          <table:table-cell office:value-type="string" calcext:value-type="string">
            <text:p>High test light (1000 candelas/m2)</text:p>
          </table:table-cell>
          <table:table-cell office:value-type="string" calcext:value-type="string">
            <text:p>Third <text:s/>test light 1000 candelas/ m2 (high light level)</text:p>
          </table:table-cell>
          <table:table-cell office:value-type="string" calcext:value-type="string">
            <text:p>Hard Edit: if &lt; 0 or &gt; 100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uo: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XQUIPG</text:p>
          </table:table-cell>
          <table:table-cell office:value-type="string" calcext:value-type="string">
            <text:p>Tongue Tip Test: 1 mM Quinine gLMS</text:p>
          </table:table-cell>
          <table:table-cell office:value-type="string" calcext:value-type="string">
            <text:p>gLMS rating for bitter when 1 mM quinine solution is painted on the tongue tip.</text:p>
          </table:table-cell>
          <table:table-cell office:value-type="string" calcext:value-type="string">
            <text:p>Hard Edit: if &lt; 0 or &gt; 100, not valid data entry. Hard Edit: <text:s/>if CSXQUIPT=1,2,3, or 5 and CSXQUIPG = 0, not valid data entry. Hard Edit: <text:s/>if CSXQUIPT = 4 and CSXQUIP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PT</text:p>
          </table:table-cell>
          <table:table-cell office:value-type="string" calcext:value-type="string">
            <text:p>Tongue Tip 1mM Quinine: What Was Taste?</text:p>
          </table:table-cell>
          <table:table-cell office:value-type="string" calcext:value-type="string">
            <text:p>Name of substance examinee tasted when 1mM quinine was painted on the tongue tip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PG </text:p>
          </table:table-cell>
          <table:table-cell office:value-type="string" calcext:value-type="string">
            <text:p>Tongue Tip Test: 1M NaCl gLMS</text:p>
          </table:table-cell>
          <table:table-cell office:value-type="string" calcext:value-type="string">
            <text:p>gLMS rating when 1M NaCl solution is painted on the tongue tip.</text:p>
          </table:table-cell>
          <table:table-cell office:value-type="string" calcext:value-type="string">
            <text:p>Hard Edit: if &lt; 0 or &gt; 100, not valid data entry. Hard Edit: <text:s/>if CSXNAPT=1,2,3, or 5 and CSXNAPG = 0, not valid data entry. Hard Edit: <text:s/>if CSXNAPT = 4 andCSXNAP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PT </text:p>
          </table:table-cell>
          <table:table-cell office:value-type="string" calcext:value-type="string">
            <text:p>Tongue Tip 1M NaCl: What Was Taste?</text:p>
          </table:table-cell>
          <table:table-cell office:value-type="string" calcext:value-type="string">
            <text:p>Name of substance examinee tasted when 1M NaCl was painted on the tongue tip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SG</text:p>
          </table:table-cell>
          <table:table-cell office:value-type="string" calcext:value-type="string">
            <text:p>Whole Mouth Test: 1 mM Quinine gLMS</text:p>
          </table:table-cell>
          <table:table-cell office:value-type="string" calcext:value-type="string">
            <text:p>gLMS rating for bitter when 1 mM quinine solution is sampled with the whole mouth.</text:p>
          </table:table-cell>
          <table:table-cell office:value-type="string" calcext:value-type="string">
            <text:p>Hard Edit: if &lt; 0 or &gt; 100, not valid data entry. Hard Edit: <text:s/>if CSXQUIST=1,2,3 or 5 and CSXQUISG = 0, not valid data entry. Hard Edit: <text:s/>if CSXQUIST = 4 and CSXQUI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ST</text:p>
          </table:table-cell>
          <table:table-cell office:value-type="string" calcext:value-type="string">
            <text:p>Whole Mouth 1 mM Quinine: What Was Taste</text:p>
          </table:table-cell>
          <table:table-cell office:value-type="string" calcext:value-type="string">
            <text:p>Name of substance examinee tasted when bitter taste 1 (1 mM quinine)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SG</text:p>
          </table:table-cell>
          <table:table-cell office:value-type="string" calcext:value-type="string">
            <text:p>Whole Mouth Test: 1 M NaCl gLMS</text:p>
          </table:table-cell>
          <table:table-cell office:value-type="string" calcext:value-type="string">
            <text:p>gLMS rating for salty taste when 1M NaCl is sampled with the whole mouth.</text:p>
          </table:table-cell>
          <table:table-cell office:value-type="string" calcext:value-type="string">
            <text:p>Hard Edit: if &lt; 0 or &gt; 100, not valid data entry. <text:s/>Hard Edit: <text:s/>if CSXSLTST=1,2,3, or 5 and CSXSLTSG = 0, not valid data entry. Hard Edit: <text:s/>if CSXSLTST = 4 and CSXSLT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ST</text:p>
          </table:table-cell>
          <table:table-cell office:value-type="string" calcext:value-type="string">
            <text:p>Whole Mouth 1 M NaCl: What Was Taste?</text:p>
          </table:table-cell>
          <table:table-cell office:value-type="string" calcext:value-type="string">
            <text:p>Name of substance examinee tasted when 1 M NaCl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SG </text:p>
          </table:table-cell>
          <table:table-cell office:value-type="string" calcext:value-type="string">
            <text:p>Whole Mouth Test: .32 M NaCl gLMS</text:p>
          </table:table-cell>
          <table:table-cell office:value-type="string" calcext:value-type="string">
            <text:p>gLMS rating when <text:s/>.32 M NaCl is sampled with the whole mouth.</text:p>
          </table:table-cell>
          <table:table-cell office:value-type="string" calcext:value-type="string">
            <text:p>Hard Edit: if &lt; 0 or &gt; 100, not valid data entry. Hard Edit: <text:s/>if CSXNAST=1,2,3, or 5 and CSXNASG = 0, not valid data entry. Hard Edit: <text:s/>if CSXNAST = 4 andCSXNA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ST </text:p>
          </table:table-cell>
          <table:table-cell office:value-type="string" calcext:value-type="string">
            <text:p>Whole Mouth .32 NaCl: What Was Taste?</text:p>
          </table:table-cell>
          <table:table-cell office:value-type="string" calcext:value-type="string">
            <text:p>Name of substance examinee tasted when .32 M NaCl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TSEQ </text:p>
          </table:table-cell>
          <table:table-cell office:value-type="string" calcext:value-type="string">
            <text:p>Whole Mouth Taste Test Sequence</text:p>
          </table:table-cell>
          <table:table-cell office:value-type="string" calcext:value-type="string">
            <text:p>Sequence in which whole mouth taste tests were administered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CHOOD</text:p>
          </table:table-cell>
          <table:table-cell office:value-type="string" calcext:value-type="string">
            <text:p>Smell Test: Chocolate Scent</text:p>
          </table:table-cell>
          <table:table-cell office:value-type="string" calcext:value-type="string">
            <text:p>Forced Choice Odor Selection, Chocolat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BOD </text:p>
          </table:table-cell>
          <table:table-cell office:value-type="string" calcext:value-type="string">
            <text:p>Smell Test: Strawberry Scent</text:p>
          </table:table-cell>
          <table:table-cell office:value-type="string" calcext:value-type="string">
            <text:p>Forced Choice Odor Selection, Strawberry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MKOD</text:p>
          </table:table-cell>
          <table:table-cell office:value-type="string" calcext:value-type="string">
            <text:p>Smell Test: Smoke Scent</text:p>
          </table:table-cell>
          <table:table-cell office:value-type="string" calcext:value-type="string">
            <text:p>Forced Choice Odor Selection, Smok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LEAOD</text:p>
          </table:table-cell>
          <table:table-cell office:value-type="string" calcext:value-type="string">
            <text:p>Smell Test: Leather Scent</text:p>
          </table:table-cell>
          <table:table-cell office:value-type="string" calcext:value-type="string">
            <text:p>Forced Choice Odor Selection, Leather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OAOD</text:p>
          </table:table-cell>
          <table:table-cell office:value-type="string" calcext:value-type="string">
            <text:p>Smell Test: Soap Scent</text:p>
          </table:table-cell>
          <table:table-cell office:value-type="string" calcext:value-type="string">
            <text:p>Forced Choice Odor Selection, Soap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GRAOD</text:p>
          </table:table-cell>
          <table:table-cell office:value-type="string" calcext:value-type="string">
            <text:p>Smell Test: Grape Scent</text:p>
          </table:table-cell>
          <table:table-cell office:value-type="string" calcext:value-type="string">
            <text:p>Forced Choice Odor Selection, Grap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ONOD </text:p>
          </table:table-cell>
          <table:table-cell office:value-type="string" calcext:value-type="string">
            <text:p>Smell Test: Onion Scent</text:p>
          </table:table-cell>
          <table:table-cell office:value-type="string" calcext:value-type="string">
            <text:p>Forced Choice Odor Selection, Onion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GSOD</text:p>
          </table:table-cell>
          <table:table-cell office:value-type="string" calcext:value-type="string">
            <text:p>Smell Test: Natural Gas Scent</text:p>
          </table:table-cell>
          <table:table-cell office:value-type="string" calcext:value-type="string">
            <text:p>Forced Choice Odor Selection, Natural Gas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RT</text:p>
          </table:table-cell>
          <table:table-cell office:value-type="string" calcext:value-type="string">
            <text:p>Whole Mouth Repeat: 1M NaCl gLMS</text:p>
          </table:table-cell>
          <table:table-cell office:value-type="string" calcext:value-type="string">
            <text:p>gLMS rating for salty taste when replicate 1M NaCl is sampled with the whole mouth.</text:p>
          </table:table-cell>
          <table:table-cell office:value-type="string" calcext:value-type="string">
            <text:p>Hard Edit: if &lt; 0 or &gt; 100, not valid data entry. Hard Edit: <text:s/>if CSXSLTRG=1,2,3, or 5 and CSXSLTRT = 0, not valid data entry. Hard Edit: <text:s/>if CSXSLTRG = 4 and CSXSLTRT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RG</text:p>
          </table:table-cell>
          <table:table-cell office:value-type="string" calcext:value-type="string">
            <text:p>Repeat 1M NaCl: What Was Taste?</text:p>
          </table:table-cell>
          <table:table-cell office:value-type="string" calcext:value-type="string">
            <text:p>Name of substance examinee tasted when replicate 1M NaCl was sampled with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RT </text:p>
          </table:table-cell>
          <table:table-cell office:value-type="string" calcext:value-type="string">
            <text:p>Whole Mouth Repeat: 0.32M NaCl gLMS</text:p>
          </table:table-cell>
          <table:table-cell office:value-type="string" calcext:value-type="string">
            <text:p>gLMS rating for salty taste when replicate .32 M NaCl is sampled with the whole mouth.</text:p>
          </table:table-cell>
          <table:table-cell office:value-type="string" calcext:value-type="string">
            <text:p>Hard Edit: if &lt; 0 or &gt; 100, not valid data entry. Hard Edit: <text:s/>if CSXNARG=1,2,3, or 5 and CSXNART = 0, not valid data entry. Hard Edit: <text:s/>if CSXNARG = 4 and CSXNART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RG </text:p>
          </table:table-cell>
          <table:table-cell office:value-type="string" calcext:value-type="string">
            <text:p>Repeat .32M NaCl: What Was Taste?</text:p>
          </table:table-cell>
          <table:table-cell office:value-type="string" calcext:value-type="string">
            <text:p>Name of substance examinee tasted when replicate .32 M NaCl was sampled with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AEFFRT</text:p>
          </table:table-cell>
          <table:table-cell office:value-type="string" calcext:value-type="string">
            <text:p>Participant's Understanding of Test</text:p>
          </table:table-cell>
          <table:table-cell office:value-type="string" calcext:value-type="string">
            <text:p>MEC Technician's overall rating for participant's understanding of and cooperation with exam procedures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11:09:36.65194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30T11:10:39.379221298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253" meta:object-count="0"/>
  </office:meta>
</office:document-meta>
</file>